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2pt" style:text-underline-style="none" style:font-size-asian="12pt" style:font-size-complex="12pt"/>
    </style:style>
    <style:style style:name="P7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Drop-in Match Number</text:span>: <text:s/><text:span text:style-name="T1"><text:tab/><text:tab/></text:span><text:span text:style-name="T2"><text:tab/><text:tab/></text:span><text:span text:style-name="T4">Score</text:span>:<text:tab/><text:span text:style-name="T1"><text:tab/></text:span>(Blue) <text:tab/><text:span text:style-name="T1"><text:tab/></text:span>(Red)</text:p>
      <text:p text:style-name="P2"/>
      <text:p text:style-name="P4">Referee Ratings</text:p>
      <text:p text:style-name="P7">Note: <text:span text:style-name="T3">Negative is bad, positive is good. <text:s/>A comment should be provided when assigning any score different than 0.</text:span></text:p>
      <text:p text:style-name="P2"/>
      <text:p text:style-name="P4">Head Official</text:p>
      <text:p text:style-name="P2"/>
      <text:p text:style-name="P2">Name: <text:s text:c="3"/><text:span text:style-name="T1"><text:tab/><text:tab/><text:tab/><text:tab/><text:tab/></text:span><text:span text:style-name="T2"><text:tab/><text:tab/></text:span>Team:<text:tab/> <text:s text:c="2"/><text:span text:style-name="T1"><text:tab/><text:tab/><text:tab/><text:tab/><text:tab/></text:span><text:tab/><text:tab/><text:tab/></text:p>
      <text:p text:style-name="P3">Blue 1 Rating: <text:s text:c="4"/>-2 <text:s text:c="5"/>-1 <text:s text:c="5"/>0 <text:s text:c="5"/>1 <text:s text:c="5"/>2<text:tab/><text:tab/><text:tab/>Red 1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2 Rating: <text:s text:c="4"/>-2 <text:s text:c="5"/>-1 <text:s text:c="5"/>0 <text:s text:c="5"/>1 <text:s text:c="5"/>2<text:tab/><text:tab/><text:tab/>Red 2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3 Rating: <text:s text:c="4"/>-2 <text:s text:c="5"/>-1 <text:s text:c="5"/>0 <text:s text:c="5"/>1 <text:s text:c="5"/>2<text:tab/><text:tab/><text:tab/>Red 3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4 Rating: <text:s text:c="4"/>-2 <text:s text:c="5"/>-1 <text:s text:c="5"/>0 <text:s text:c="5"/>1 <text:s text:c="5"/>2<text:tab/><text:tab/><text:tab/>Red 4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5 Rating: <text:s text:c="4"/>-2 <text:s text:c="5"/>-1 <text:s text:c="5"/>0 <text:s text:c="5"/>1 <text:s text:c="5"/>2<text:tab/><text:tab/><text:tab/>Red 5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4">Game Controller</text:p>
      <text:p text:style-name="P2"/>
      <text:p text:style-name="P3">Blue 1 Rating: <text:s text:c="4"/>-2 <text:s text:c="5"/>-1 <text:s text:c="5"/>0 <text:s text:c="5"/>1 <text:s text:c="5"/>2<text:tab/><text:tab/><text:tab/>Red 1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2 Rating: <text:s text:c="4"/>-2 <text:s text:c="5"/>-1 <text:s text:c="5"/>0 <text:s text:c="5"/>1 <text:s text:c="5"/>2<text:tab/><text:tab/><text:tab/>Red 2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3 Rating: <text:s text:c="4"/>-2 <text:s text:c="5"/>-1 <text:s text:c="5"/>0 <text:s text:c="5"/>1 <text:s text:c="5"/>2<text:tab/><text:tab/><text:tab/>Red 3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4 Rating: <text:s text:c="4"/>-2 <text:s text:c="5"/>-1 <text:s text:c="5"/>0 <text:s text:c="5"/>1 <text:s text:c="5"/>2<text:tab/><text:tab/><text:tab/>Red 4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6">Blue 5 Rating: <text:s text:c="4"/>-2 <text:s text:c="5"/>-1 <text:s text:c="5"/>0 <text:s text:c="5"/>1 <text:s text:c="5"/>2<text:tab/><text:tab/><text:tab/>Red 5 Rating: <text:s text:c="4"/>-2 <text:s text:c="5"/>-1 <text:s text:c="5"/>0 <text:s text:c="5"/>1 <text:s text:c="5"/>2</text:p>
      <text:p text:style-name="P6"/>
      <text:p text:style-name="P6">Comments:</text:p>
      <text:p text:style-name="P3"><text:soft-page-break/></text:p>
      <text:p text:style-name="P4">Assistant Referee</text:p>
      <text:p text:style-name="P2"/>
      <text:p text:style-name="P2">Name: <text:s text:c="3"/><text:span text:style-name="T1"><text:tab/><text:tab/><text:tab/><text:tab/><text:tab/></text:span><text:span text:style-name="T2"><text:tab/><text:tab/></text:span>Team:<text:tab/> <text:s text:c="2"/><text:span text:style-name="T1"><text:tab/><text:tab/><text:tab/><text:tab/><text:tab/></text:span></text:p>
      <text:p text:style-name="P2"/>
      <text:p text:style-name="P3">Blue 1 Rating: <text:s text:c="4"/>-2 <text:s text:c="5"/>-1 <text:s text:c="5"/>0 <text:s text:c="5"/>1 <text:s text:c="5"/>2<text:tab/><text:tab/><text:tab/>Red 1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2 Rating: <text:s text:c="4"/>-2 <text:s text:c="5"/>-1 <text:s text:c="5"/>0 <text:s text:c="5"/>1 <text:s text:c="5"/>2<text:tab/><text:tab/><text:tab/>Red 2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3 Rating: <text:s text:c="4"/>-2 <text:s text:c="5"/>-1 <text:s text:c="5"/>0 <text:s text:c="5"/>1 <text:s text:c="5"/>2<text:tab/><text:tab/><text:tab/>Red 3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4 Rating: <text:s text:c="4"/>-2 <text:s text:c="5"/>-1 <text:s text:c="5"/>0 <text:s text:c="5"/>1 <text:s text:c="5"/>2<text:tab/><text:tab/><text:tab/>Red 4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5 Rating: <text:s text:c="4"/>-2 <text:s text:c="5"/>-1 <text:s text:c="5"/>0 <text:s text:c="5"/>1 <text:s text:c="5"/>2<text:tab/><text:tab/><text:tab/>Red 5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4">Assistant Referee</text:p>
      <text:p text:style-name="P2"/>
      <text:p text:style-name="P2">Name: <text:s text:c="3"/><text:span text:style-name="T1"><text:tab/><text:tab/><text:tab/><text:tab/><text:tab/></text:span><text:span text:style-name="T2"><text:tab/><text:tab/></text:span>Team:<text:tab/> <text:s text:c="2"/><text:span text:style-name="T1"><text:tab/><text:tab/><text:tab/><text:tab/><text:tab/></text:span></text:p>
      <text:p text:style-name="P5"/>
      <text:p text:style-name="P3">Blue 1 Rating: <text:s text:c="4"/>-2 <text:s text:c="5"/>-1 <text:s text:c="5"/>0 <text:s text:c="5"/>1 <text:s text:c="5"/>2<text:tab/><text:tab/><text:tab/>Red 1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2 Rating: <text:s text:c="4"/>-2 <text:s text:c="5"/>-1 <text:s text:c="5"/>0 <text:s text:c="5"/>1 <text:s text:c="5"/>2<text:tab/><text:tab/><text:tab/>Red 2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3 Rating: <text:s text:c="4"/>-2 <text:s text:c="5"/>-1 <text:s text:c="5"/>0 <text:s text:c="5"/>1 <text:s text:c="5"/>2<text:tab/><text:tab/><text:tab/>Red 3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4 Rating: <text:s text:c="4"/>-2 <text:s text:c="5"/>-1 <text:s text:c="5"/>0 <text:s text:c="5"/>1 <text:s text:c="5"/>2<text:tab/><text:tab/><text:tab/>Red 4 Rating: <text:s text:c="4"/>-2 <text:s text:c="5"/>-1 <text:s text:c="5"/>0 <text:s text:c="5"/>1 <text:s text:c="5"/>2</text:p>
      <text:p text:style-name="P3"/>
      <text:p text:style-name="P3">Comments:</text:p>
      <text:p text:style-name="P3"/>
      <text:p text:style-name="P3">Blue 5 Rating: <text:s text:c="4"/>-2 <text:s text:c="5"/>-1 <text:s text:c="5"/>0 <text:s text:c="5"/>1 <text:s text:c="5"/>2<text:tab/><text:tab/><text:tab/>Red 5 Rating: <text:s text:c="4"/>-2 <text:s text:c="5"/>-1 <text:s text:c="5"/>0 <text:s text:c="5"/>1 <text:s text:c="5"/>2</text:p>
      <text:p text:style-name="P3"/>
      <text:p text:style-name="P3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252in" fo:margin-bottom="0.645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</meta:initial-creator>
    <meta:creation-date>2014-07-15T18:30:57</meta:creation-date>
    <dc:date>2014-07-19T10:47:15</dc:date>
    <dc:creator>katie </dc:creator>
    <meta:editing-duration>PT12M5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50" meta:word-count="381" meta:character-count="2552" meta:non-whitespace-character-count="1152"/>
  </office:meta>
</office:document-meta>
</file>